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513.66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6-05-09">00-00-0000</text:date>,<text:time style:data-style-name="N2" text:time-value="10:13:42.095517393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1.2.2.0$Linux_X86_64 LibreOffice_project/10m0$Build-2</meta:generator>
    <dc:date>2016-05-09T10:13:59.635477607</dc:date>
    <meta:editing-duration>PT2H55M42S</meta:editing-duration>
    <meta:editing-cycles>17</meta:editing-cycles>
    <meta:document-statistic meta:table-count="4" meta:cell-count="305" meta:object-count="0"/>
  </office:meta>
</office:document-meta>
</file>